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16in"/>
    </style:style>
    <style:style style:name="co3" style:family="table-column">
      <style:table-column-properties fo:break-before="auto" style:column-width="0.6189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6362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5402in"/>
    </style:style>
    <style:style style:name="co11" style:family="table-column">
      <style:table-column-properties fo:break-before="auto" style:column-width="0.557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color="#000000" style:text-outline="false" style:text-line-through-style="none" style:font-name="Monac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>
            <text:p>temps K</text:p>
          </table:table-cell>
          <table:table-cell office:value-type="float" office:value="24315">
            <text:p>24315</text:p>
          </table:table-cell>
          <table:table-cell office:value-type="float" office:value="25315">
            <text:p>25315</text:p>
          </table:table-cell>
          <table:table-cell office:value-type="float" office:value="26315">
            <text:p>26315</text:p>
          </table:table-cell>
          <table:table-cell office:value-type="float" office:value="27315">
            <text:p>27315</text:p>
          </table:table-cell>
          <table:table-cell office:value-type="float" office:value="28315">
            <text:p>28315</text:p>
          </table:table-cell>
          <table:table-cell office:value-type="float" office:value="29315">
            <text:p>29315</text:p>
          </table:table-cell>
          <table:table-cell office:value-type="float" office:value="30315">
            <text:p>30315</text:p>
          </table:table-cell>
          <table:table-cell office:value-type="float" office:value="31315">
            <text:p>31315</text:p>
          </table:table-cell>
          <table:table-cell office:value-type="float" office:value="32315">
            <text:p>32315</text:p>
          </table:table-cell>
          <table:table-cell office:value-type="float" office:value="33315">
            <text:p>33315</text:p>
          </table:table-cell>
          <table:table-cell office:value-type="float" office:value="34315">
            <text:p>34315</text:p>
          </table:table-cell>
          <table:table-cell office:value-type="float" office:value="35315">
            <text:p>35315</text:p>
          </table:table-cell>
          <table:table-cell office:value-type="float" office:value="36315">
            <text:p>36315</text:p>
          </table:table-cell>
          <table:table-cell office:value-type="float" office:value="37315">
            <text:p>37315</text:p>
          </table:table-cell>
          <table:table-cell office:value-type="float" office:value="38315">
            <text:p>38315</text:p>
          </table:table-cell>
          <table:table-cell office:value-type="float" office:value="39315">
            <text:p>39315</text:p>
          </table:table-cell>
        </table:table-row>
        <table:table-row table:style-name="ro1">
          <table:table-cell office:value-type="string">
            <text:p>temps C</text:p>
          </table:table-cell>
          <table:table-cell table:formula="of:=([.B1] - 27315) / 100" office:value-type="float" office:value="-30">
            <text:p>-30</text:p>
          </table:table-cell>
          <table:table-cell table:formula="of:=([.C1] - 27315) / 100" office:value-type="float" office:value="-20">
            <text:p>-20</text:p>
          </table:table-cell>
          <table:table-cell table:formula="of:=([.D1] - 27315) / 100" office:value-type="float" office:value="-10">
            <text:p>-10</text:p>
          </table:table-cell>
          <table:table-cell table:formula="of:=([.E1] - 27315) / 100" office:value-type="float" office:value="0">
            <text:p>0</text:p>
          </table:table-cell>
          <table:table-cell table:formula="of:=([.F1] - 27315) / 100" office:value-type="float" office:value="10">
            <text:p>10</text:p>
          </table:table-cell>
          <table:table-cell table:formula="of:=([.G1] - 27315) / 100" office:value-type="float" office:value="20">
            <text:p>20</text:p>
          </table:table-cell>
          <table:table-cell table:formula="of:=([.H1] - 27315) / 100" office:value-type="float" office:value="30">
            <text:p>30</text:p>
          </table:table-cell>
          <table:table-cell table:formula="of:=([.I1] - 27315) / 100" office:value-type="float" office:value="40">
            <text:p>40</text:p>
          </table:table-cell>
          <table:table-cell table:formula="of:=([.J1] - 27315) / 100" office:value-type="float" office:value="50">
            <text:p>50</text:p>
          </table:table-cell>
          <table:table-cell table:formula="of:=([.K1] - 27315) / 100" office:value-type="float" office:value="60">
            <text:p>60</text:p>
          </table:table-cell>
          <table:table-cell table:formula="of:=([.L1] - 27315) / 100" office:value-type="float" office:value="70">
            <text:p>70</text:p>
          </table:table-cell>
          <table:table-cell table:formula="of:=([.M1] - 27315) / 100" office:value-type="float" office:value="80">
            <text:p>80</text:p>
          </table:table-cell>
          <table:table-cell table:formula="of:=([.N1] - 27315) / 100" office:value-type="float" office:value="90">
            <text:p>90</text:p>
          </table:table-cell>
          <table:table-cell table:formula="of:=([.O1] - 27315) / 100" office:value-type="float" office:value="100">
            <text:p>100</text:p>
          </table:table-cell>
          <table:table-cell table:formula="of:=([.P1] - 27315) / 100" office:value-type="float" office:value="110">
            <text:p>110</text:p>
          </table:table-cell>
          <table:table-cell table:formula="of:=([.Q1] - 27315) / 100" office:value-type="float" office:value="120">
            <text:p>120</text:p>
          </table:table-cell>
        </table:table-row>
        <table:table-row table:style-name="ro1">
          <table:table-cell office:value-type="string">
            <text:p>warmup raw</text:p>
          </table:table-cell>
          <table:table-cell office:value-type="float" office:value="49152">
            <text:p>49152</text:p>
          </table:table-cell>
          <table:table-cell office:value-type="float" office:value="47513">
            <text:p>47513</text:p>
          </table:table-cell>
          <table:table-cell office:value-type="float" office:value="45875">
            <text:p>45875</text:p>
          </table:table-cell>
          <table:table-cell office:value-type="float" office:value="44237">
            <text:p>44237</text:p>
          </table:table-cell>
          <table:table-cell office:value-type="float" office:value="42598">
            <text:p>42598</text:p>
          </table:table-cell>
          <table:table-cell office:value-type="float" office:value="40960">
            <text:p>40960</text:p>
          </table:table-cell>
          <table:table-cell office:value-type="float" office:value="39321">
            <text:p>39321</text:p>
          </table:table-cell>
          <table:table-cell office:value-type="float" office:value="37683">
            <text:p>37683</text:p>
          </table:table-cell>
          <table:table-cell office:value-type="float" office:value="36045">
            <text:p>36045</text:p>
          </table:table-cell>
          <table:table-cell office:value-type="float" office:value="34406">
            <text:p>34406</text:p>
          </table:table-cell>
          <table:table-cell office:value-type="float" office:value="33587">
            <text:p>33587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34406">
            <text:p>34406</text:p>
          </table:table-cell>
          <table:table-cell office:value-type="float" office:value="36045">
            <text:p>36045</text:p>
          </table:table-cell>
          <table:table-cell office:value-type="float" office:value="39321">
            <text:p>39321</text:p>
          </table:table-cell>
        </table:table-row>
        <table:table-row table:style-name="ro1">
          <table:table-cell office:value-type="string">
            <text:p>warmup %</text:p>
          </table:table-cell>
          <table:table-cell table:formula="of:=100*([.B3]/32768)" office:value-type="float" office:value="150">
            <text:p>150</text:p>
          </table:table-cell>
          <table:table-cell table:formula="of:=100*([.C3]/32768)" office:value-type="float" office:value="144.998168945313">
            <text:p>145</text:p>
          </table:table-cell>
          <table:table-cell table:formula="of:=100*([.D3]/32768)" office:value-type="float" office:value="139.999389648438">
            <text:p>140</text:p>
          </table:table-cell>
          <table:table-cell table:formula="of:=100*([.E3]/32768)" office:value-type="float" office:value="135.000610351563">
            <text:p>135</text:p>
          </table:table-cell>
          <table:table-cell table:formula="of:=100*([.F3]/32768)" office:value-type="float" office:value="129.998779296875">
            <text:p>130</text:p>
          </table:table-cell>
          <table:table-cell table:formula="of:=100*([.G3]/32768)" office:value-type="float" office:value="125">
            <text:p>125</text:p>
          </table:table-cell>
          <table:table-cell table:formula="of:=100*([.H3]/32768)" office:value-type="float" office:value="119.998168945313">
            <text:p>120</text:p>
          </table:table-cell>
          <table:table-cell table:formula="of:=100*([.I3]/32768)" office:value-type="float" office:value="114.999389648438">
            <text:p>115</text:p>
          </table:table-cell>
          <table:table-cell table:formula="of:=100*([.J3]/32768)" office:value-type="float" office:value="110.000610351563">
            <text:p>110</text:p>
          </table:table-cell>
          <table:table-cell table:formula="of:=100*([.K3]/32768)" office:value-type="float" office:value="104.998779296875">
            <text:p>105</text:p>
          </table:table-cell>
          <table:table-cell table:formula="of:=100*([.L3]/32768)" office:value-type="float" office:value="102.499389648438">
            <text:p>102.5</text:p>
          </table:table-cell>
          <table:table-cell table:formula="of:=100*([.M3]/32768)" office:value-type="float" office:value="100">
            <text:p>100</text:p>
          </table:table-cell>
          <table:table-cell table:formula="of:=100*([.N3]/32768)" office:value-type="float" office:value="100">
            <text:p>100</text:p>
          </table:table-cell>
          <table:table-cell table:formula="of:=100*([.O3]/32768)" office:value-type="float" office:value="104.998779296875">
            <text:p>105</text:p>
          </table:table-cell>
          <table:table-cell table:formula="of:=100*([.P3]/32768)" office:value-type="float" office:value="110.000610351563">
            <text:p>110</text:p>
          </table:table-cell>
          <table:table-cell table:formula="of:=100*([.Q3]/32768)" office:value-type="float" office:value="119.998168945313">
            <text:p>120</text:p>
          </table:table-cell>
        </table:table-row>
        <table:table-row table:style-name="ro1">
          <table:table-cell office:value-type="string">
            <text:p>new %</text:p>
          </table:table-cell>
          <table:table-cell table:number-columns-repeated="4" office:value-type="float" office:value="199.996948242188">
            <text:p>200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07.5">
            <text:p>107.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new raw</text:p>
          </table:table-cell>
          <table:table-cell table:style-name="ce1" table:formula="of:=(([.B5]/100)*32768)" office:value-type="float" office:value="65535.0000000002">
            <text:p>65535</text:p>
          </table:table-cell>
          <table:table-cell table:style-name="ce1" table:formula="of:=(([.C5]/100)*32768)" office:value-type="float" office:value="65535.0000000002">
            <text:p>65535</text:p>
          </table:table-cell>
          <table:table-cell table:style-name="ce1" table:formula="of:=(([.D5]/100)*32768)" office:value-type="float" office:value="65535.0000000002">
            <text:p>65535</text:p>
          </table:table-cell>
          <table:table-cell table:style-name="ce1" table:formula="of:=(([.E5]/100)*32768)" office:value-type="float" office:value="65535.0000000002">
            <text:p>65535</text:p>
          </table:table-cell>
          <table:table-cell table:style-name="ce1" table:formula="of:=(([.F5]/100)*32768)" office:value-type="float" office:value="62259.2">
            <text:p>62259</text:p>
          </table:table-cell>
          <table:table-cell table:style-name="ce1" table:formula="of:=(([.G5]/100)*32768)" office:value-type="float" office:value="57344">
            <text:p>57344</text:p>
          </table:table-cell>
          <table:table-cell table:style-name="ce1" table:formula="of:=(([.H5]/100)*32768)" office:value-type="float" office:value="52428.8">
            <text:p>52429</text:p>
          </table:table-cell>
          <table:table-cell table:style-name="ce1" table:formula="of:=(([.I5]/100)*32768)" office:value-type="float" office:value="47513.6">
            <text:p>47514</text:p>
          </table:table-cell>
          <table:table-cell table:style-name="ce1" table:formula="of:=(([.J5]/100)*32768)" office:value-type="float" office:value="42598.4">
            <text:p>42598</text:p>
          </table:table-cell>
          <table:table-cell table:style-name="ce1" table:formula="of:=(([.K5]/100)*32768)" office:value-type="float" office:value="37683.2">
            <text:p>37683</text:p>
          </table:table-cell>
          <table:table-cell table:style-name="ce1" table:formula="of:=(([.L5]/100)*32768)" office:value-type="float" office:value="35225.6">
            <text:p>35226</text:p>
          </table:table-cell>
          <table:table-cell table:style-name="ce1" table:formula="of:=(([.M5]/100)*32768)" office:value-type="float" office:value="32768">
            <text:p>32768</text:p>
          </table:table-cell>
          <table:table-cell table:style-name="ce1" table:formula="of:=(([.N5]/100)*32768)" office:value-type="float" office:value="32768">
            <text:p>32768</text:p>
          </table:table-cell>
          <table:table-cell table:style-name="ce1" table:formula="of:=(([.O5]/100)*32768)" office:value-type="float" office:value="36044.8">
            <text:p>36045</text:p>
          </table:table-cell>
          <table:table-cell table:style-name="ce1" table:formula="of:=(([.P5]/100)*32768)" office:value-type="float" office:value="39321.6">
            <text:p>39322</text:p>
          </table:table-cell>
          <table:table-cell table:style-name="ce1" table:formula="of:=(([.Q5]/100)*32768)" office:value-type="float" office:value="42598.4">
            <text:p>42598</text:p>
          </table:table-cell>
        </table:table-row>
        <table:table-row table:style-name="ro2">
          <table:table-cell/>
          <table:table-cell table:style-name="ce2"/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formula="of:=[.A8]+1" office:value-type="float" office:value="1">
            <text:p>1</text:p>
          </table:table-cell>
          <table:table-cell table:formula="of:=[.B8]+1" office:value-type="float" office:value="2">
            <text:p>2</text:p>
          </table:table-cell>
          <table:table-cell table:formula="of:=[.C8]+1" office:value-type="float" office:value="3">
            <text:p>3</text:p>
          </table:table-cell>
          <table:table-cell table:formula="of:=[.D8]+1" office:value-type="float" office:value="4">
            <text:p>4</text:p>
          </table:table-cell>
          <table:table-cell table:formula="of:=[.E8]+1" office:value-type="float" office:value="5">
            <text:p>5</text:p>
          </table:table-cell>
          <table:table-cell table:formula="of:=[.F8]+1" office:value-type="float" office:value="6">
            <text:p>6</text:p>
          </table:table-cell>
          <table:table-cell table:formula="of:=[.G8]+1" office:value-type="float" office:value="7">
            <text:p>7</text:p>
          </table:table-cell>
          <table:table-cell table:formula="of:=[.H8]+1" office:value-type="float" office:value="8">
            <text:p>8</text:p>
          </table:table-cell>
          <table:table-cell table:formula="of:=[.I8]+1" office:value-type="float" office:value="9">
            <text:p>9</text:p>
          </table:table-cell>
          <table:table-cell table:formula="of:=[.J8]+1" office:value-type="float" office:value="10">
            <text:p>10</text:p>
          </table:table-cell>
          <table:table-cell table:formula="of:=[.K8]+1" office:value-type="float" office:value="11">
            <text:p>11</text:p>
          </table:table-cell>
          <table:table-cell table:formula="of:=[.L8]+1" office:value-type="float" office:value="12">
            <text:p>12</text:p>
          </table:table-cell>
          <table:table-cell table:formula="of:=[.M8]+1" office:value-type="float" office:value="13">
            <text:p>13</text:p>
          </table:table-cell>
          <table:table-cell table:formula="of:=[.N8]+1" office:value-type="float" office:value="14">
            <text:p>14</text:p>
          </table:table-cell>
          <table:table-cell table:formula="of:=[.O8]+1" office:value-type="float" office:value="15">
            <text:p>15</text:p>
          </table:table-cell>
          <table:table-cell table:formula="of:=[.P8]+1"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1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21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Cooke</meta:initial-creator>
    <meta:creation-date>2011-03-03T20:15:34</meta:creation-date>
    <dc:date>2011-03-03T21:44:10</dc:date>
    <dc:creator>Fred Cooke</dc:creator>
    <meta:editing-duration>PT00H12M36S</meta:editing-duration>
    <meta:editing-cycles>1</meta:editing-cycles>
    <meta:document-statistic meta:table-count="3" meta:cell-count="119" meta:object-count="0"/>
    <meta:generator>OpenOffice.org/3.2$Unix OpenOffice.org_project/320m18$Build-9502</meta:generator>
  </office:meta>
</office:document-meta>
</file>